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cd3b3" style:font-weight-asian="bold" style:font-weight-complex="bold"/>
    </style:style>
    <style:style style:name="P2" style:family="paragraph" style:parent-style-name="Standard">
      <style:text-properties fo:font-weight="normal" officeooo:rsid="001cd3b3" officeooo:paragraph-rsid="001cd3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João Paulo Back</text:p>
      <text:p text:style-name="P2">Disciplina: Sistemas Operacionais</text:p>
      <text:p text:style-name="P1"/>
      <text:p text:style-name="P1">1. Defina programação sequencial e programação concorrente.</text:p>
      <text:p text:style-name="P1"/>
      <text:p text:style-name="P1"/>
      <text:p text:style-name="P1"/>
      <text:p text:style-name="P1">2. Porque a programação concorrente é mais complexa que a programação sequencial?</text:p>
      <text:p text:style-name="P1"/>
      <text:p text:style-name="P1"/>
      <text:p text:style-name="P1"/>
      <text:p text:style-name="P1">3. Exemplifique como a programação concorrente pode ser usada para obter maior eficiência.</text:p>
      <text:p text:style-name="P1"/>
      <text:p text:style-name="P1"/>
      <text:p text:style-name="P1"/>
      <text:p text:style-name="P1"/>
      <text:p text:style-name="P1"/>
      <text:p text:style-name="P1">4. Explique de forma clara o que é Condição de Corrida? Dê exemplos.</text:p>
      <text:p text:style-name="P1">5. O que é Seção Crítica?</text:p>
      <text:p text:style-name="P1">6. O que é e para que serve a Exclusão Mútua?</text:p>
      <text:p text:style-name="P1">7. Que regras devem ser seguidas para se ter uma boa solução de exclusão mútua?</text:p>
      <text:p text:style-name="P1">8. Diferencie Impasse de Inanição</text:p>
      <text:p text:style-name="P1">9. Explique o conceito de atomicidade</text:p>
      <text:p text:style-name="P1">10. Diferencie semáforos de monito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2:17:36.839000000</meta:creation-date>
    <dc:date>2019-04-23T02:18:30.946000000</dc:date>
    <meta:editing-duration>PT1M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2" meta:word-count="100" meta:character-count="610" meta:non-whitespace-character-count="521"/>
  </office:meta>
</office:document-meta>
</file>